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1" svg:font-family="Open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 style:font-pitch="fixed"/>
    <style:font-face style:name="SimSun" svg:font-family="SimSun" style:font-pitch="variable"/>
    <style:font-face style:name="ChunkFive Roman" svg:font-family="'ChunkFive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Verdana" svg:font-family="Verdana" style:font-family-generic="swiss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color="#000000" style:font-name="ChunkFive Roman" fo:font-size="24pt" style:font-name-complex="ChunkFive Roman" style:font-size-complex="24pt"/>
    </style:style>
    <style:style style:name="P2" style:family="paragraph" style:parent-style-name="Br_e48c_text_21_">
      <style:paragraph-properties style:writing-mode="lr-tb"/>
    </style:style>
    <style:style style:name="P3" style:family="paragraph" style:parent-style-name="Br_e48c_text_21_">
      <style:paragraph-properties style:writing-mode="lr-tb"/>
      <style:text-properties style:font-name="Courier New"/>
    </style:style>
    <style:style style:name="P4" style:family="paragraph" style:parent-style-name="Br_e48c_text_21_">
      <style:paragraph-properties style:writing-mode="lr-tb"/>
      <style:text-properties style:font-name="Courier New" style:font-name-complex="Courier New"/>
    </style:style>
    <style:style style:name="P5" style:family="paragraph" style:parent-style-name="Br_e48c_text_21_">
      <style:paragraph-properties style:writing-mode="lr-tb"/>
      <style:text-properties style:font-name="ChunkFive Roman" style:font-name-complex="ChunkFive Roman"/>
    </style:style>
    <style:style style:name="P6" style:family="paragraph" style:parent-style-name="Br_e48c_text_21_">
      <style:paragraph-properties style:writing-mode="lr-tb"/>
      <style:text-properties style:font-name="ChunkFive Roman" fo:font-size="16pt" style:font-name-complex="ChunkFive Roman" style:font-size-complex="16pt"/>
    </style:style>
    <style:style style:name="P7" style:family="paragraph" style:parent-style-name="Standard">
      <style:paragraph-properties fo:margin-left="0cm" fo:margin-right="0cm" fo:text-indent="0cm" style:auto-text-indent="false" style:writing-mode="lr-tb"/>
      <style:text-properties fo:color="#000000" style:font-name="ChunkFive Roman" fo:font-size="24pt" style:font-name-complex="ChunkFive Roman" style:font-size-complex="24pt"/>
    </style:style>
    <style:style style:name="P8" style:family="paragraph" style:parent-style-name="Br_e48c_text_21_">
      <style:paragraph-properties fo:margin-left="0cm" fo:margin-right="0cm" fo:text-indent="0cm" style:auto-text-indent="false" style:writing-mode="lr-tb"/>
      <style:text-properties style:font-name="Courier New" style:font-name-complex="Courier New"/>
    </style:style>
    <style:style style:name="P9" style:family="paragraph" style:parent-style-name="Br_e48c_text_21_">
      <style:paragraph-properties fo:margin-left="0cm" fo:margin-right="0cm" fo:text-indent="0cm" style:auto-text-indent="false" style:writing-mode="lr-tb"/>
      <style:text-properties fo:color="#000000" style:font-name="ChunkFive Roman" fo:font-size="16pt" style:font-name-complex="ChunkFive Roman" style:font-size-complex="16pt"/>
    </style:style>
    <style:style style:name="P10" style:family="paragraph" style:parent-style-name="Br_e48c_text_21_">
      <style:text-properties style:font-name="Courier New"/>
    </style:style>
    <style:style style:name="P11" style:family="paragraph" style:parent-style-name="Br_e48c_text_21_">
      <style:text-properties style:font-name="Courier New" style:text-underline-style="none"/>
    </style:style>
    <style:style style:name="P12" style:family="paragraph" style:parent-style-name="Br_e48c_text_21_">
      <style:text-properties style:font-name="Courier New" fo:font-weight="bold" style:font-weight-asian="bold" style:font-weight-complex="bold"/>
    </style:style>
    <style:style style:name="P13" style:family="paragraph" style:parent-style-name="Br_e48c_text_21_">
      <style:text-properties style:font-name="Courier New" fo:font-weight="normal" style:font-weight-asian="normal" style:font-weight-complex="normal"/>
    </style:style>
    <style:style style:name="P14" style:family="paragraph" style:parent-style-name="Br_e48c_text_21_">
      <style:text-properties fo:color="#b3b3b3" style:font-name="Courier New"/>
    </style:style>
    <style:style style:name="P15" style:family="paragraph" style:parent-style-name="Br_e48c_text_21_">
      <style:paragraph-properties fo:margin-left="1.251cm" fo:margin-right="0cm" fo:text-indent="0cm" style:auto-text-indent="false" style:writing-mode="lr-tb"/>
    </style:style>
    <style:style style:name="P16" style:family="paragraph" style:parent-style-name="Br_e48c_text_21_">
      <style:paragraph-properties fo:margin-left="1.251cm" fo:margin-right="0cm" fo:text-indent="0cm" style:auto-text-indent="false" style:writing-mode="lr-tb"/>
      <style:text-properties style:font-name="Courier New"/>
    </style:style>
    <style:style style:name="P17" style:family="paragraph" style:parent-style-name="Br_e48c_text_21_">
      <style:paragraph-properties fo:margin-left="1.251cm" fo:margin-right="0cm" fo:text-indent="0cm" style:auto-text-indent="false" style:writing-mode="lr-tb"/>
      <style:text-properties style:font-name="Courier New" style:font-name-complex="Courier New"/>
    </style:style>
    <style:style style:name="P18" style:family="paragraph" style:parent-style-name="Standard">
      <style:paragraph-properties style:writing-mode="lr-tb"/>
      <style:text-properties fo:color="#000000" style:font-name="ChunkFive Roman" fo:font-size="24pt" fo:font-style="normal" fo:font-weight="normal" style:font-name-complex="ChunkFive Roman" style:font-size-complex="24pt"/>
    </style:style>
    <style:style style:name="P19" style:family="paragraph" style:parent-style-name="Standard">
      <style:paragraph-properties fo:margin-left="0cm" fo:margin-right="0cm" fo:text-indent="0cm" style:auto-text-indent="false" style:writing-mode="lr-tb"/>
      <style:text-properties fo:color="#000000" style:font-name="ChunkFive Roman" fo:font-size="24pt" style:font-name-complex="ChunkFive Roman" style:font-size-complex="24pt"/>
    </style:style>
    <style:style style:name="P20" style:family="paragraph" style:parent-style-name="Rubrik_20_1_21_" style:master-page-name="Standard">
      <style:paragraph-properties style:page-number="auto" style:writing-mode="lr-tb"/>
      <style:text-properties fo:color="#47b8b8" fo:font-style="normal" fo:font-weight="normal"/>
    </style:style>
    <style:style style:name="P21" style:family="paragraph" style:parent-style-name="Br_e48c_text_21_" style:list-style-name="L1"/>
    <style:style style:name="P22" style:family="paragraph" style:parent-style-name="Br_e48c_text_21_">
      <style:text-properties fo:color="#800000" style:font-name="Courier New"/>
    </style:style>
    <style:style style:name="P23" style:family="paragraph" style:parent-style-name="Br_e48c_text_21_">
      <style:text-properties style:font-name="Courier New" fo:font-size="14pt" fo:font-weight="bold" style:font-size-asian="14pt" style:font-weight-asian="bold" style:font-size-complex="14pt" style:font-weight-complex="bold"/>
    </style:style>
    <style:style style:name="P24" style:family="paragraph" style:parent-style-name="Br_e48c_text_21_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P25" style:family="paragraph" style:parent-style-name="Br_e48c_text_21_" style:list-style-name="RTF_5f_Num_20_2">
      <style:paragraph-properties fo:margin-left="1.251cm" fo:margin-right="0cm" fo:text-indent="0cm" style:auto-text-indent="false" style:writing-mode="lr-tb">
        <style:tab-stops/>
      </style:paragraph-properties>
    </style:style>
    <style:style style:name="P26" style:family="paragraph" style:parent-style-name="Br_e48c_text_21_" style:list-style-name="RTF_5f_Num_20_2">
      <style:paragraph-properties fo:margin-left="1.251cm" fo:margin-right="0cm" fo:text-indent="0cm" style:auto-text-indent="false" style:writing-mode="lr-tb">
        <style:tab-stops/>
      </style:paragraph-properties>
      <style:text-properties style:text-underline-style="solid" style:text-underline-width="auto" style:text-underline-color="font-color"/>
    </style:style>
    <style:style style:name="P27" style:family="paragraph" style:parent-style-name="Br_e48c_text_21_" style:list-style-name="L2">
      <style:paragraph-properties style:writing-mode="lr-tb"/>
    </style:style>
    <style:style style:name="P28" style:family="paragraph" style:parent-style-name="Br_e48c_text_21_">
      <style:paragraph-properties fo:margin-left="0cm" fo:margin-right="0cm" fo:text-indent="0cm" style:auto-text-indent="false" style:writing-mode="lr-tb"/>
      <style:text-properties fo:color="#000000" style:font-name="ChunkFive Roman" fo:font-size="16pt" style:font-name-complex="ChunkFive Roman" style:font-size-complex="16pt"/>
    </style:style>
    <style:style style:name="P29" style:family="paragraph" style:parent-style-name="Br_e48c_text_21_">
      <style:paragraph-properties fo:margin-left="0cm" fo:margin-right="0cm" fo:text-indent="0cm" style:auto-text-indent="false" style:writing-mode="lr-tb"/>
      <style:text-properties fo:color="#000000" style:font-name="Verdana" fo:font-size="12pt" style:font-size-asian="12pt" style:font-name-complex="ChunkFive Roman" style:font-size-complex="12pt"/>
    </style:style>
    <style:style style:name="P30" style:family="paragraph" style:parent-style-name="Br_e48c_text_21_">
      <style:paragraph-properties fo:margin-left="0cm" fo:margin-right="0cm" fo:text-indent="0cm" style:auto-text-indent="false" style:writing-mode="lr-tb"/>
      <style:text-properties style:font-name="Verdana" style:font-name-complex="Courier New"/>
    </style:style>
    <style:style style:name="T1" style:family="text">
      <style:text-properties style:font-name="Courier New" style:font-name-complex="Courier New"/>
    </style:style>
    <style:style style:name="T2" style:family="text">
      <style:text-properties style:font-name-complex="Verdana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color="#8000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underline-style="none"/>
    </style:style>
    <style:style style:name="T7" style:family="text">
      <style:text-properties fo:font-size="24pt" style:font-size-complex="24pt"/>
    </style:style>
    <style:style style:name="T8" style:family="text">
      <style:text-properties style:font-name="Verdana" style:font-name-complex="Courier New"/>
    </style:style>
    <style:style style:name="T9" style:family="text">
      <style:text-properties style:font-name="Courier New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MiniMVC</text:p>
      <text:p text:style-name="P18">Index</text:p>
      <text:p text:style-name="P18"/>
      <text:list xml:id="list39166799" text:style-name="L1">
        <text:list-item>
          <text:p text:style-name="P21">Inställningar - Vad inställningarna gör</text:p>
        </text:list-item>
        <text:list-item>
          <text:p text:style-name="P21">URLer<text:tab/> <text:s/>- Hur funktioner körs</text:p>
        </text:list-item>
        <text:list-item>
          <text:p text:style-name="P21">Routing <text:s text:c="7"/>- Allt om snyggare länkar</text:p>
        </text:list-item>
        <text:list-item>
          <text:p text:style-name="P21">Filer &amp; Struktur</text:p>
        </text:list-item>
        <text:list-item>
          <text:p text:style-name="P21">Exempel</text:p>
        </text:list-item>
      </text:list>
      <text:p text:style-name="Br_e48c_text_21_"/>
      <text:p text:style-name="P1">Inställningar</text:p>
      <text:p text:style-name="P2">Alla inställningar görs i MiniMVC/settings.php.</text:p>
      <text:p text:style-name="P5"/>
      <text:p text:style-name="P6">Databaser</text:p>
      <text:p text:style-name="P2">Dessa inställningar är till för att ansluta till din databas och behövs.</text:p>
      <text:p text:style-name="P2">MiniMVC använder MySQL.</text:p>
      <text:p text:style-name="P2"/>
      <text:p text:style-name="P17"><text:span text:style-name="regexp0_5f_php">$this</text:span><text:span text:style-name="symbol0_5f_php">-&gt;</text:span>db<text:span text:style-name="string_5f_php">['host'</text:span><text:span text:style-name="symbol0_5f_php">]</text:span> <text:s text:c="5"/><text:span text:style-name="symbol0_5f_php">=</text:span><text:span text:style-name="string_5f_php"> 'localhost'</text:span><text:span text:style-name="symbol0_5f_php">;</text:span></text:p>
      <text:p text:style-name="P16"><text:span text:style-name="regexp0_5f_php">$this</text:span><text:span text:style-name="symbol0_5f_php">-&gt;</text:span>db<text:span text:style-name="string_5f_php">['user'</text:span><text:span text:style-name="symbol0_5f_php">]</text:span> <text:s text:c="5"/><text:span text:style-name="symbol0_5f_php">=</text:span><text:span text:style-name="string_5f_php"> ''</text:span><text:span text:style-name="symbol0_5f_php">;</text:span></text:p>
      <text:p text:style-name="P16"><text:span text:style-name="regexp0_5f_php">$this</text:span><text:span text:style-name="symbol0_5f_php">-&gt;</text:span>db<text:span text:style-name="string_5f_php">['pass'</text:span><text:span text:style-name="symbol0_5f_php">]</text:span> <text:s text:c="5"/><text:span text:style-name="symbol0_5f_php">=</text:span><text:span text:style-name="string_5f_php"> ''</text:span><text:span text:style-name="symbol0_5f_php">;</text:span></text:p>
      <text:p text:style-name="P16"><text:span text:style-name="regexp0_5f_php">$this</text:span><text:span text:style-name="symbol0_5f_php">-&gt;</text:span>db<text:span text:style-name="string_5f_php">['db'</text:span><text:span text:style-name="symbol0_5f_php">]</text:span> <text:s text:c="7"/><text:span text:style-name="symbol0_5f_php">=</text:span><text:span text:style-name="string_5f_php"> ''</text:span><text:span text:style-name="symbol0_5f_php">;</text:span></text:p>
      <text:p text:style-name="P2"/>
      <text:p text:style-name="P2">Salt1 och salt2 avnänds inte av MiniMVC, men gör det enkelt för dig att använda samma salt över allt, du kan lägga till salt3, saltFörLösenord, saltFörKryptering osv om du vill.</text:p>
      <text:p text:style-name="P4"/>
      <text:p text:style-name="P17"><text:span text:style-name="regexp0_5f_php">$this</text:span><text:span text:style-name="symbol0_5f_php">-&gt;</text:span>db<text:span text:style-name="string_5f_php">['salt1'</text:span><text:span text:style-name="symbol0_5f_php">]</text:span> <text:span text:style-name="symbol0_5f_php">=</text:span> <text:span text:style-name="string_5f_php">""</text:span><text:span text:style-name="symbol0_5f_php">;</text:span></text:p>
      <text:p text:style-name="P3"><text:tab/><text:span text:style-name="regexp0_5f_php">$this</text:span><text:span text:style-name="symbol0_5f_php">-&gt;</text:span>db<text:span text:style-name="string_5f_php">['salt2'</text:span><text:span text:style-name="symbol0_5f_php">]</text:span> <text:span text:style-name="symbol0_5f_php">=</text:span> <text:span text:style-name="string_5f_php">""</text:span><text:span text:style-name="symbol0_5f_php">;</text:span></text:p>
      <text:p text:style-name="P4"/>
      <text:p text:style-name="P2">Prefix används inte av MiniMVC, till för dig så att du enkelt kan komma åt ev prefix för dina tabeller. </text:p>
      <text:p text:style-name="P2"/>
      <text:p text:style-name="P17"><text:span text:style-name="regexp0_5f_php">$this</text:span><text:span text:style-name="symbol0_5f_php">-&gt;</text:span>db<text:span text:style-name="string_5f_php">['tbl'</text:span><text:span text:style-name="symbol0_5f_php">]</text:span><text:span text:style-name="string_5f_php">['prefix'</text:span><text:span text:style-name="symbol0_5f_php">]</text:span> <text:span text:style-name="symbol0_5f_php">=</text:span> <text:span text:style-name="string_5f_php">""</text:span><text:span text:style-name="symbol0_5f_php">;</text:span></text:p>
      <text:p text:style-name="P2"/>
      <text:p text:style-name="P2">Tbl[x] är till för att enkelt komma åt dina tabell namn. Används inte av MiniMVC. Gör det enkelt att kalla på tabeller text <text:span text:style-name="T1">SELECT * FROM $this-&gt;ini-&gt;db-&gt;['tbl']['news'];</text:span> Du kan även skriva <text:span text:style-name="T1">$tbl = $this-&gt;ini-&gt;db-&gt;['tbl']</text:span>. Då kan du skriva <text:span text:style-name="T1">SELECT * FROM $tbl['news'];</text:span>.</text:p>
      <text:p text:style-name="P4"/>
      <text:p text:style-name="P17"><text:span text:style-name="regexp0_5f_php">$this</text:span><text:span text:style-name="symbol0_5f_php">-&gt;</text:span>db<text:span text:style-name="string_5f_php">['tbl'</text:span><text:span text:style-name="symbol0_5f_php">]</text:span><text:span text:style-name="string_5f_php">['news'</text:span><text:span text:style-name="symbol0_5f_php">]</text:span> <text:s/><text:span text:style-name="symbol0_5f_php">=</text:span> <text:span text:style-name="regexp0_5f_php">$prefix</text:span> <text:span text:style-name="symbol0_5f_php">.</text:span><text:span text:style-name="string_5f_php">"newsTableForMyCMS"</text:span><text:span text:style-name="symbol0_5f_php">;</text:span></text:p>
      <text:p text:style-name="P17"/>
      <text:p text:style-name="P9">Default controller, 404</text:p>
      <text:p text:style-name="P29">Default controller och default 404 sida sätts med dessa variabler.</text:p>
      <text:p text:style-name="P29"><text:span text:style-name="regexp0_5f_php">$this</text:span><text:span text:style-name="symbol0_5f_php">-&gt;</text:span>default<text:span text:style-name="string_5f_php">['controller'</text:span><text:span text:style-name="symbol0_5f_php">]</text:span> <text:span text:style-name="symbol0_5f_php">=</text:span> <text:span text:style-name="string_5f_php">"exampleController"</text:span><text:span text:style-name="symbol0_5f_php">;</text:span></text:p>
      <text:p text:style-name="P29"><text:span text:style-name="regexp0_5f_php">$this</text:span><text:span text:style-name="symbol0_5f_php">-&gt;</text:span>default<text:span text:style-name="string_5f_php">['404'</text:span><text:span text:style-name="symbol0_5f_php">]</text:span> <text:s text:c="8"/><text:span text:style-name="symbol0_5f_php">=</text:span> <text:span text:style-name="string_5f_php">"404"</text:span><text:span text:style-name="symbol0_5f_php">;</text:span> <text:span text:style-name="comment0_5f_php">//404 sidan</text:span></text:p>
      <text:p text:style-name="P9"><text:soft-page-break/><text:span text:style-name="T7"/></text:p>
      <text:p text:style-name="P7">URLer</text:p>
      <text:p text:style-name="Br_e48c_text_21_">I MiniMVC funkar URLer så här</text:p>
      <text:p text:style-name="Br_e48c_text_21_"/>
      <text:p text:style-name="P23">MiniMVC/funktion</text:p>
      <text:p text:style-name="Br_e48c_text_21_">Funktion körs från default controller utan argument.</text:p>
      <text:p text:style-name="Br_e48c_text_21_"/>
      <text:p text:style-name="Br_e48c_text_21_"><text:span text:style-name="T9">MiniMVC/controller/funktion</text:span></text:p>
      <text:p text:style-name="P24">Funktion körs från controller</text:p>
      <text:p text:style-name="P24"/>
      <text:p text:style-name="Br_e48c_text_21_"><text:span text:style-name="T9">MiniMVC/controller/funktion/argument</text:span></text:p>
      <text:p text:style-name="Br_e48c_text_21_">Funktion körs från controller med argument som en <text:span text:style-name="T3">sträng</text:span>.</text:p>
      <text:p text:style-name="Br_e48c_text_21_"><text:span text:style-name="T9"/></text:p>
      <text:p text:style-name="Br_e48c_text_21_"><text:span text:style-name="T9">MiniMVC/controller/funktion/argument/argumnt2/argmnt3/osv</text:span></text:p>
      <text:p text:style-name="Br_e48c_text_21_">Funktion körs från controller med argumenten som en <text:span text:style-name="T3">array</text:span>.</text:p>
      <text:p text:style-name="Br_e48c_text_21_"><text:span text:style-name="keyword2_5f_php">array</text:span><text:span text:style-name="symbol0_5f_php">(</text:span><text:span text:style-name="number_5f_php">0</text:span> <text:span text:style-name="symbol0_5f_php">=&gt;</text:span> <text:span text:style-name="string_5f_php">"argument"</text:span><text:span text:style-name="symbol0_5f_php">,</text:span></text:p>
      <text:p text:style-name="Br_e48c_text_21_"><text:tab/><text:span text:style-name="number_5f_php">1</text:span> <text:span text:style-name="symbol0_5f_php">=&gt;</text:span> <text:span text:style-name="string_5f_php">"argumnt2"</text:span><text:span text:style-name="symbol0_5f_php">,</text:span></text:p>
      <text:p text:style-name="Br_e48c_text_21_"><text:tab/><text:span text:style-name="number_5f_php">2</text:span> <text:span text:style-name="symbol0_5f_php">=&gt;</text:span> <text:span text:style-name="string_5f_php">"argmnt3"</text:span><text:span text:style-name="symbol0_5f_php">,</text:span></text:p>
      <text:p text:style-name="Br_e48c_text_21_"><text:span text:style-name="string_5f_php"><text:tab/></text:span><text:span text:style-name="number_5f_php">3</text:span><text:span text:style-name="string_5f_php"> </text:span><text:span text:style-name="symbol0_5f_php">=&gt;</text:span><text:span text:style-name="string_5f_php"> "osv"</text:span><text:span text:style-name="symbol0_5f_php">);</text:span></text:p>
      <text:p text:style-name="Br_e48c_text_21_"/>
      <text:p text:style-name="P1">Routing</text:p>
      <text:p text:style-name="P2">Med routing kan du göra snyggare URL:er / länkar.</text:p>
      <text:p text:style-name="P2">Istället för att skriva <text:span text:style-name="T1">/newsController/category/blogg </text:span>så kan man med routing skriva <text:span text:style-name="T1">/blogg</text:span><text:span text:style-name="T2">.</text:span></text:p>
      <text:p text:style-name="P2"/>
      <text:p text:style-name="P4"><text:span text:style-name="regexp0_5f_php">$route</text:span><text:span text:style-name="symbol0_5f_php">[</text:span><text:span text:style-name="string_5f_php">"blogg"</text:span><text:span text:style-name="symbol0_5f_php">]</text:span> <text:span text:style-name="symbol0_5f_php">=</text:span> <text:span text:style-name="string_5f_php">"/newsController/category/blogg"</text:span><text:span text:style-name="symbol0_5f_php">;</text:span></text:p>
      <text:p text:style-name="P2"/>
      <text:p text:style-name="P2">Om du vill göra om <text:span text:style-name="T1">/newsController/newsFromId/*id*</text:span> till <text:span text:style-name="T1">/news/*id*</text:span> så går det också bra.</text:p>
      <text:p text:style-name="P2"/>
      <text:p text:style-name="P2"><text:span text:style-name="regexp0_5f_php"><text:span text:style-name="T1">$route</text:span></text:span><text:span text:style-name="symbol0_5f_php"><text:span text:style-name="T1">[</text:span></text:span><text:span text:style-name="string_5f_php"><text:span text:style-name="T1">"news/([0-9]+)"</text:span></text:span><text:span text:style-name="symbol0_5f_php"><text:span text:style-name="T1">]</text:span></text:span><text:span text:style-name="T1"> </text:span><text:span text:style-name="symbol0_5f_php"><text:span text:style-name="T1">=</text:span></text:span><text:span text:style-name="T1"> </text:span><text:span text:style-name="string_5f_php"><text:span text:style-name="T1">"/newsController/newsFromId/$1"</text:span></text:span><text:span text:style-name="T1"> </text:span><text:span text:style-name="T2">eller</text:span><text:span text:style-name="T1"> </text:span><text:span text:style-name="regexp0_5f_php"><text:span text:style-name="T1">$route</text:span></text:span><text:span text:style-name="symbol0_5f_php"><text:span text:style-name="T1">[</text:span></text:span><text:span text:style-name="string_5f_php"><text:span text:style-name="T1">"news/(:num:+)"</text:span></text:span><text:span text:style-name="symbol0_5f_php"><text:span text:style-name="T1">]</text:span></text:span><text:span text:style-name="T1"> </text:span><text:span text:style-name="symbol0_5f_php"><text:span text:style-name="T1">=</text:span></text:span><text:span text:style-name="T1"> </text:span><text:span text:style-name="string_5f_php"><text:span text:style-name="T1">"/newsController/newsFromId/$1"</text:span></text:span>.</text:p>
      <text:p text:style-name="P2"/>
      <text:p text:style-name="P2">MiniMVC använder regexp för att matcha $route[key]. Alltså kan du använda vanlig regexp, tänk dock på att</text:p>
      <text:p text:style-name="P15"/>
      <text:list xml:id="list39135570" text:style-name="RTF_5f_Num_20_2">
        <text:list-item>
          <text:p text:style-name="P25">MiniMVC gör om / till \/ så du slipper det. :num: och :alfa: blir [0-9] respektive [a-z]. Du kan lägga till fler kort kommandon i <text:s/><text:span text:style-name="T1">MiniMVC/core.php, route()</text:span>.</text:p>
        </text:list-item>
        <text:list-item>
          <text:p text:style-name="P25">MiniMVC lägger till <text:span text:style-name="T1">/^$route[key]$/</text:span> runt key, så du kan inte använda flaggor, tex i.</text:p>
        </text:list-item>
        <text:list-item>
          <text:p text:style-name="P25">Du kan använda (?P&lt;search&gt;) som sedan skickas till $search.</text:p>
        </text:list-item>
        <text:list-item>
          <text:p text:style-name="P26">Routing ställs in i <text:span text:style-name="T1">MiniMVC/settings.php</text:span></text:p>
        </text:list-item>
      </text:list>
      <text:p text:style-name="P8"/>
      <text:p text:style-name="P7">Variabler &amp; Konstanter</text:p>
      <text:p text:style-name="P30">I MiniMVC finns 4 konstanter med info om sök vägar. Allt som returnerar <text:soft-page-break/>sökvägar har <text:span text:style-name="T3">inget avslutande "/"(slash)</text:span>.</text:p>
      <text:p text:style-name="P30"/>
      <text:list xml:id="list39181254" text:style-name="L2">
        <text:list-item>
          <text:p text:style-name="P27"><text:span text:style-name="T8">IS_AJAX <text:tab/><text:tab/><text:tab/>- </text:span><text:span text:style-name="string_5f_php"><text:span text:style-name="T1">true</text:span></text:span><text:span text:style-name="T8"> om scriptet körs från ett AJAX request. <text:tab/><text:tab/><text:tab/><text:tab/><text:tab/> <text:s/></text:span><text:span text:style-name="string_5f_php"><text:span text:style-name="T1">false</text:span></text:span><text:span text:style-name="T8"> annars.</text:span></text:p>
        </text:list-item>
        <text:list-item>
          <text:p text:style-name="P27"><text:span text:style-name="T8">MINIMVCFOLDER<text:tab/><text:tab/>- "Webb" URLn till MiniMVC mappen. Bra för <text:tab/><text:tab/><text:tab/><text:tab/><text:tab/> <text:s text:c="2"/>HTML länkar.</text:span></text:p>
        </text:list-item>
        <text:list-item>
          <text:p text:style-name="P27"><text:span text:style-name="T8">VIEWFOLDER<text:tab/><text:tab/>- "Webb" URLn till view mappen. Bra för att länka <text:s/><text:tab/><text:tab/><text:tab/><text:tab/> <text:s text:c="2"/>css och javascript kod samt bilder.</text:span></text:p>
        </text:list-item>
        <text:list-item>
          <text:p text:style-name="P27"><text:span text:style-name="T8">MINIMVCFULLPATH<text:tab/>- Script sökväg till MiniMVC mappen. Bra när <text:tab/><text:tab/><text:tab/><text:tab/><text:tab/> <text:s text:c="2"/>man använder include();.</text:span></text:p>
        </text:list-item>
      </text:list>
      <text:p text:style-name="P8"/>
      <text:p text:style-name="P7">Filer &amp; Struktur</text:p>
      <text:p text:style-name="P10">index.php - kör MiniMVC/core.php</text:p>
      <text:p text:style-name="P10">.htaccess - Snygga länkar</text:p>
      <text:p text:style-name="P12"><text:span text:style-name="T5">m</text:span>odel/</text:p>
      <text:p text:style-name="P10">-- | alla dina modeller, dessa innehåller funktioner som jobbar</text:p>
      <text:p text:style-name="P10"><text:s text:c="5"/>med databasen. </text:p>
      <text:p text:style-name="P10"><text:s text:c="5"/>Du laddar dessa filer med $this-&gt;load-&gt;model('exampleModel');</text:p>
      <text:p text:style-name="P22"><text:s text:c="48"/>Obs, utan .php ^</text:p>
      <text:p text:style-name="P12"><text:span text:style-name="T5">v</text:span>iew/</text:p>
      <text:p text:style-name="P10">-- | alla dina views, HTML, CSS, Javascript - kod, bilder, etc.</text:p>
      <text:p text:style-name="P10"><text:s text:c="6"/>Views laddas med $this-&gt;load-&gt;view('index');</text:p>
      <text:p text:style-name="P10"><text:s text:c="6"/><text:span text:style-name="T4">Obs, döp views till .php, inte .html. <text:s text:c="3"/>.php ^ läggs till</text:span></text:p>
      <text:p text:style-name="P12"><text:span text:style-name="T5">c</text:span>ontroller/</text:p>
      <text:p text:style-name="P10">-- | dina controller filer, dessa inehåller alla funktioner och</text:p>
      <text:p text:style-name="P10"><text:s text:c="5"/>sköter det mästa</text:p>
      <text:p text:style-name="P12">MiniMVC/</text:p>
      <text:p text:style-name="P13">-- | autoload.php <text:s/><text:tab/><text:tab/>- Laddar in filer när man skriver new x();</text:p>
      <text:p text:style-name="P13"><text:tab/><text:tab/><text:tab/><text:tab/><text:tab/> <text:s/>Du slipper skriva include();</text:p>
      <text:p text:style-name="P10">-- | core.php<text:tab/> <text:s text:c="4"/><text:tab/>- Sköter routing och vad som ska köras</text:p>
      <text:p text:style-name="P10">-- | functions.php <text:s/><text:tab/>- Funktioner, kallas på med</text:p>
      <text:p text:style-name="P10"><text:tab/><text:tab/><text:tab/><text:tab/><text:tab/> <text:s/>$this-&gt;func-&gt;*funktionensNamn*</text:p>
      <text:p text:style-name="P10"><text:span text:style-name="T6"><text:tab/><text:tab/><text:tab/><text:tab/><text:tab/> <text:s/></text:span><text:span text:style-name="T3">Valfri fil.</text:span><text:span text:style-name="T6"> Används inte av MiniMVC.</text:span></text:p>
      <text:p text:style-name="P10">-- | load.php<text:tab/><text:tab/><text:tab/>- Laddar models, views och controllers</text:p>
      <text:p text:style-name="P10">-- | mainController.php<text:tab/>- Laddar load.php, functions.php (om den</text:p>
      <text:p text:style-name="P10"><text:tab/><text:tab/><text:tab/><text:tab/> <text:s/><text:tab/> <text:s/>finns) och settings.php till variabler.</text:p>
      <text:p text:style-name="P10"><text:tab/><text:tab/><text:tab/><text:tab/><text:tab/> <text:s/>Detta <text:span text:style-name="T3">skapar $this-&gt;load-&gt;model</text:span><text:span text:style-name="T6"> <text:tab/><text:tab/><text:tab/><text:tab/><text:tab/><text:tab/><text:tab/> <text:s/></text:span><text:span text:style-name="T3">syntaxen</text:span>, istället för $load-&gt;model.</text:p>
      <text:p text:style-name="P10">-- | mainModel.php<text:tab/><text:tab/>- Ansluter till databasen och laddar <text:tab/><text:tab/><text:tab/><text:tab/><text:tab/><text:tab/> <text:s/>settings.php till $this-&gt;ini;</text:p>
      <text:p text:style-name="P11">-- | settings.php<text:tab/><text:tab/>- Inställningar som DB uppgifter &amp; routing</text:p>
      <text:p text:style-name="P8"/>
      <text:p text:style-name="P8"/>
      <text:p text:style-name="P7">Exempel</text:p>
      <text:p text:style-name="Br_e48c_text_21_">Många lär sig bäst av exempel(kod), så här kommer några exempel.</text:p>
      <text:p text:style-name="Br_e48c_text_21_"/>
      <text:p text:style-name="P9">Routing</text:p>
      <text:p text:style-name="Br_e48c_text_21_"/>
      <text:p text:style-name="P14">// hello/hej, hello/u, hello/laaazoooooooor kommer blir</text:p>
      <text:p text:style-name="P14"><text:soft-page-break/>// exampleController/hello/hej, exampleController/hello/u,</text:p>
      <text:p text:style-name="P14">// exampleController/hello/laaazoooooooor</text:p>
      <text:p text:style-name="P10"><text:span text:style-name="regexp0_5f_php">$route</text:span><text:span text:style-name="symbol0_5f_php">[</text:span><text:span text:style-name="string_5f_php">"hello/([a-z]+)"</text:span><text:span text:style-name="symbol0_5f_php">]</text:span> <text:span text:style-name="symbol0_5f_php">=</text:span> <text:span text:style-name="string_5f_php">"exampleController/hello/$1/"</text:span><text:span text:style-name="symbol0_5f_php">;</text:span></text:p>
      <text:p text:style-name="P10"/>
      <text:p text:style-name="P14">// search/hundar/30/A blir searchEngine/advanceSearch/hunder/A/30/</text:p>
      <text:p text:style-name="P14">// search/katt/1/Z blir searchEngine/advanceSearch/katt/Z/1/</text:p>
      <text:p text:style-name="P14">// (?&lt;*namn*&gt;) skickas till $*namn*.</text:p>
      <text:p text:style-name="P14">// () skickas till $1, nästa () skickas till $2, osv</text:p>
      <text:p text:style-name="P10"><text:span text:style-name="regexp0_5f_php">$route</text:span><text:span text:style-name="symbol0_5f_php">[</text:span><text:span text:style-name="string_5f_php">"search/(?&lt;search&gt;[a-z]+)/(:num:+)/([A-Z]?)"</text:span><text:span text:style-name="symbol0_5f_php">]</text:span> <text:span text:style-name="symbol0_5f_php">=</text:span> <text:span text:style-name="string_5f_php">"searchEngine/advanceSearch/$search/$3/$2/"</text:span><text:span text:style-name="symbol0_5f_php">;</text:span></text:p>
      <text:p text:style-name="P14"/>
      <text:p text:style-name="P14">// pr<text:span text:style-name="T3">o/</text:span> blir <text:s/>exampleController/hello/<text:span text:style-name="T3">pro</text:span></text:p>
      <text:p text:style-name="P14">// pro blir <text:s/>exampleController/hello/<text:span text:style-name="T3">pro</text:span></text:p>
      <text:p text:style-name="P10"><text:span text:style-name="regexp0_5f_php">$route</text:span><text:span text:style-name="symbol0_5f_php">[</text:span><text:span text:style-name="string_5f_php">"pro"</text:span><text:span text:style-name="symbol0_5f_php">]</text:span> <text:span text:style-name="symbol0_5f_php">=</text:span> <text:span text:style-name="string_5f_php">"exampleController/hello/pro"</text:span><text:span text:style-name="symbol0_5f_php">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1" svg:font-family="Open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 style:font-pitch="fixed"/>
    <style:font-face style:name="SimSun" svg:font-family="SimSun" style:font-pitch="variable"/>
    <style:font-face style:name="ChunkFive Roman" svg:font-family="'ChunkFive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Verdana" svg:font-family="Verdana" style:font-family-generic="swiss" style:font-pitch="variable"/>
    <style:font-face style:name="SimSun1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font-name-asian="Times New Roman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Times New Roman" fo:font-size="12pt" fo:language="sv" fo:country="SE" style:font-name-asian="SimSun" style:language-asian="zh" style:country-asian="CN" style:font-name-complex="Times New Roman" style:font-size-complex="12pt" fo:hyphenate="false" fo:hyphenation-remain-char-count="2" fo:hyphenation-push-char-count="2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ption" style:family="paragraph" style:parent-style-name="Standard">
      <style:paragraph-properties fo:margin-top="0.212cm" fo:margin-bottom="0.212cm"/>
      <style:text-properties fo:font-style="italic" style:font-style-complex="italic"/>
    </style:style>
    <style:style style:name="Index_20__28_user_29_" style:display-name="Index (user)" style:family="paragraph" style:parent-style-name="Standard"/>
    <style:style style:name="kod_20__28_Courier_20_New" style:display-name="kod (Courier New" style:family="paragraph" style:parent-style-name="Standard">
      <style:text-properties fo:color="#000000" style:font-name="Courier New" style:font-name-complex="Courier New"/>
    </style:style>
    <style:style style:name="heading_20_2" style:display-name="heading 2" style:family="paragraph" style:parent-style-name="Title" style:next-style-name="Text_20_body" style:default-outline-level="2" style:list-style-name="">
      <style:text-properties fo:font-style="italic" fo:font-weight="bold" style:font-style-complex="italic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>
      <style:text-properties fo:font-size="16pt" fo:font-weight="bold" style:font-size-complex="16pt" style:font-weight-complex="bold"/>
    </style:style>
    <style:style style:name="Rubrik_20_1_21_" style:display-name="Rubrik 1!" style:family="paragraph" style:parent-style-name="Standard">
      <style:paragraph-properties fo:text-align="center" style:justify-single-word="false"/>
      <style:text-properties fo:color="#000000" style:font-name="Century Gothic" fo:font-size="48pt" style:font-name-complex="Century Gothic" style:font-size-complex="48pt"/>
    </style:style>
    <style:style style:name="Br_e48c_text_21_" style:display-name="Brtext!" style:family="paragraph" style:parent-style-name="Text_20_body">
      <style:paragraph-properties fo:margin-top="0cm" fo:margin-bottom="0.03cm"/>
      <style:text-properties style:font-name="Verdana" style:font-name-complex="Verdana"/>
    </style:style>
    <style:style style:name="RTF_5f_Num_20_2_20_1" style:display-name="RTF_Num 2 1" style:family="text">
      <style:text-properties style:font-name="OpenSymbol" style:font-name-asian="OpenSymbol" style:font-name-complex="OpenSymbol"/>
    </style:style>
    <style:style style:name="RTF_5f_Num_20_2_20_2" style:display-name="RTF_Num 2 2" style:family="text">
      <style:text-properties style:font-name="OpenSymbol" style:font-name-asian="OpenSymbol" style:font-name-complex="OpenSymbol"/>
    </style:style>
    <style:style style:name="RTF_5f_Num_20_2_20_3" style:display-name="RTF_Num 2 3" style:family="text">
      <style:text-properties style:font-name="OpenSymbol" style:font-name-asian="OpenSymbol" style:font-name-complex="OpenSymbol"/>
    </style:style>
    <style:style style:name="RTF_5f_Num_20_2_20_4" style:display-name="RTF_Num 2 4" style:family="text">
      <style:text-properties style:font-name="OpenSymbol" style:font-name-asian="OpenSymbol" style:font-name-complex="OpenSymbol"/>
    </style:style>
    <style:style style:name="RTF_5f_Num_20_2_20_5" style:display-name="RTF_Num 2 5" style:family="text">
      <style:text-properties style:font-name="OpenSymbol" style:font-name-asian="OpenSymbol" style:font-name-complex="OpenSymbol"/>
    </style:style>
    <style:style style:name="RTF_5f_Num_20_2_20_6" style:display-name="RTF_Num 2 6" style:family="text">
      <style:text-properties style:font-name="OpenSymbol" style:font-name-asian="OpenSymbol" style:font-name-complex="OpenSymbol"/>
    </style:style>
    <style:style style:name="RTF_5f_Num_20_2_20_7" style:display-name="RTF_Num 2 7" style:family="text">
      <style:text-properties style:font-name="OpenSymbol" style:font-name-asian="OpenSymbol" style:font-name-complex="OpenSymbol"/>
    </style:style>
    <style:style style:name="RTF_5f_Num_20_2_20_8" style:display-name="RTF_Num 2 8" style:family="text">
      <style:text-properties style:font-name="OpenSymbol" style:font-name-asian="OpenSymbol" style:font-name-complex="OpenSymbol"/>
    </style:style>
    <style:style style:name="RTF_5f_Num_20_2_20_9" style:display-name="RTF_Num 2 9" style:family="text">
      <style:text-properties style:font-name="OpenSymbol" style:font-name-asian="OpenSymbol" style:font-name-complex="OpenSymbol"/>
    </style:style>
    <style:style style:name="RTF_5f_Num_20_2_20_10" style:display-name="RTF_Num 2 10" style:family="text">
      <style:text-properties style:font-name="OpenSymbol" style:font-name-asian="OpenSymbol" style:font-name-complex="OpenSymbol"/>
    </style:style>
    <style:style style:name="Bullet_20_Symbols_20__28_user_29_" style:display-name="Bullet Symbols (user)" style:family="text">
      <style:text-properties style:use-window-font-color="true" style:font-name="OpenSymbol" fo:font-size="12pt" fo:language="sv" fo:country="SE" style:font-name-asian="OpenSymbol" style:language-asian="zh" style:country-asian="CN" style:font-name-complex="OpenSymbol" style:font-size-complex="12pt"/>
    </style:style>
    <style:style style:name="regexp0_5f_php" style:display-name="regexp0_php" style:family="text">
      <style:text-properties fo:color="#000088" fo:font-style="normal" fo:font-weight="normal"/>
    </style:style>
    <style:style style:name="symbol0_5f_php" style:display-name="symbol0_php" style:family="text">
      <style:text-properties fo:color="#339933" fo:font-style="normal" fo:font-weight="normal"/>
    </style:style>
    <style:style style:name="string_5f_php" style:display-name="string_php" style:family="text">
      <style:text-properties fo:color="#0000ff" fo:font-style="normal" fo:font-weight="normal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comment0_5f_php" style:display-name="comment0_php" style:family="text">
      <style:text-properties fo:color="#666666" fo:font-style="italic" fo:font-weight="normal"/>
    </style:style>
    <style:style style:name="number_5f_php" style:display-name="number_php" style:family="text">
      <style:text-properties fo:color="#cc66cc" fo:font-style="normal" fo:font-weight="normal"/>
    </style:style>
    <style:style style:name="keyword2_5f_php" style:display-name="keyword2_php" style:family="text">
      <style:text-properties fo:color="#990000" fo:font-style="normal" fo:font-weight="norma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bullet text:level="1" text:style-name="RTF_5f_Num_20_2_20_1" style:num-suffix="." text:bullet-char="•">
        <style:list-level-properties text:min-label-width="0.635cm"/>
        <style:text-properties style:font-name="OpenSymbol"/>
      </text:list-level-style-bullet>
      <text:list-level-style-bullet text:level="2" text:style-name="RTF_5f_Num_20_2_20_2" style:num-suffix="." text:bullet-char="◦">
        <style:list-level-properties text:space-before="0.635cm" text:min-label-width="0.635cm"/>
        <style:text-properties style:font-name="OpenSymbol"/>
      </text:list-level-style-bullet>
      <text:list-level-style-bullet text:level="3" text:style-name="RTF_5f_Num_20_2_20_3" style:num-suffix="." text:bullet-char="▪">
        <style:list-level-properties text:space-before="1.27cm" text:min-label-width="0.635cm"/>
        <style:text-properties style:font-name="OpenSymbol"/>
      </text:list-level-style-bullet>
      <text:list-level-style-bullet text:level="4" text:style-name="RTF_5f_Num_20_2_20_4" style:num-suffix="." text:bullet-char="•">
        <style:list-level-properties text:space-before="1.905cm" text:min-label-width="0.635cm"/>
        <style:text-properties style:font-name="OpenSymbol"/>
      </text:list-level-style-bullet>
      <text:list-level-style-bullet text:level="5" text:style-name="RTF_5f_Num_20_2_20_5" style:num-suffix="." text:bullet-char="◦">
        <style:list-level-properties text:space-before="2.54cm" text:min-label-width="0.635cm"/>
        <style:text-properties style:font-name="OpenSymbol"/>
      </text:list-level-style-bullet>
      <text:list-level-style-bullet text:level="6" text:style-name="RTF_5f_Num_20_2_20_6" style:num-suffix="." text:bullet-char="▪">
        <style:list-level-properties text:space-before="3.175cm" text:min-label-width="0.635cm"/>
        <style:text-properties style:font-name="OpenSymbol"/>
      </text:list-level-style-bullet>
      <text:list-level-style-bullet text:level="7" text:style-name="RTF_5f_Num_20_2_20_7" style:num-suffix="." text:bullet-char="•">
        <style:list-level-properties text:space-before="3.81cm" text:min-label-width="0.635cm"/>
        <style:text-properties style:font-name="OpenSymbol"/>
      </text:list-level-style-bullet>
      <text:list-level-style-bullet text:level="8" text:style-name="RTF_5f_Num_20_2_20_8" style:num-suffix="." text:bullet-char="◦">
        <style:list-level-properties text:space-before="4.445cm" text:min-label-width="0.635cm"/>
        <style:text-properties style:font-name="OpenSymbol"/>
      </text:list-level-style-bullet>
      <text:list-level-style-bullet text:level="9" text:style-name="RTF_5f_Num_20_2_20_9" style:num-suffix="." text:bullet-char="▪">
        <style:list-level-properties text:space-before="5.08cm" text:min-label-width="0.635cm"/>
        <style:text-properties style:font-name="OpenSymbol"/>
      </text:list-level-style-bullet>
      <text:list-level-style-bullet text:level="10" text:style-name="RTF_5f_Num_20_2_20_10" style:num-suffix="." text:bullet-char="•">
        <style:list-level-properties text:space-before="5.715cm" text:min-label-width="0.635cm"/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88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ro 1337</meta:initial-creator>
    <meta:creation-date>2011-10-04T16:52:00</meta:creation-date>
    <dc:date>2011-10-06T20:04:08.05</dc:date>
    <dc:creator>Pro 1337</dc:creator>
    <meta:generator>OpenOffice.org/3.2$Win32 OpenOffice.org_project/320m12$Build-9483</meta:generator>
    <meta:editing-duration>PT02H36M17S</meta:editing-duration>
    <meta:editing-cycles>26</meta:editing-cycles>
    <meta:document-statistic meta:table-count="0" meta:image-count="0" meta:object-count="0" meta:page-count="4" meta:paragraph-count="101" meta:word-count="673" meta:character-count="5089"/>
  </office:meta>
</office:document-meta>
</file>